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7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mportanz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 utente vuole visualizzare gli eventi testuali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’admin deve essere in grado di creare account di enti comunali</text:p>
            <text:p>O enti delegati, impostandone la password.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L’admin deve essere in grado di creare ed</text:p>
            <text:p>Eliminare delle categorie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L’admin deve essere in grado di assegnare delle categorie</text:p>
            <text:p>Ai diversi enti comunali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n utente comunale vuole creare un evento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n utente comunale vuole eliminare un evento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’utente vuole visualizzare I dettagli di un event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n utente vuole visualizzare gli eventi visualmente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Un ente comunale deve essere in grado di flaggare un evento</text:p>
            <text:p>Come “should notify”. 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Se un utente riceve un evento “should notify” e tale evento</text:p>
            <text:p>Appartiene ad una categoria selezionata, allora l’utente</text:p>
            <text:p>Verrà notificat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n utente vuole impostare delle categorie di eventi interessate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L’utente deve essere notificato in caso un nuovo evento</text:p>
            <text:p>Appartenga ad una categoria selezionata e intersechi un</text:p>
            <text:p>Area di interesse impostat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’utente vuole definire delle aree di interes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Un utente vuole registrarsi al sistem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n utente vuole autenticarsi al sistem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n utente comunale vuole modificare un evento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Un utente comunale vuole creare / modificare / eliminare</text:p>
            <text:p>Delle sottocategori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/>
          <table:table-cell/>
        </table:table-row>
      </table:table>
      <table:named-expressions/>
      <table:database-ranges>
        <table:database-range table:name="__Anonymous_Sheet_DB__0" table:target-range-address="Sheet1.A3:Sheet1.B2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5:05:35.386651757</meta:creation-date>
    <dc:date>2024-04-28T17:18:20.731045898</dc:date>
    <meta:editing-duration>PT17M5S</meta:editing-duration>
    <meta:editing-cycles>3</meta:editing-cycles>
    <meta:generator>LibreOffice/7.6.4.1$Linux_X86_64 LibreOffice_project/60$Build-1</meta:generator>
    <meta:document-statistic meta:table-count="1" meta:cell-count="36" meta:object-count="0"/>
  </office:meta>
</office:document-meta>
</file>